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8007in"/>
    </style:style>
    <style:style style:name="Table2.B" style:family="table-column">
      <style:table-column-properties style:column-width="0.9076in"/>
    </style:style>
    <style:style style:name="Table2.C" style:family="table-column">
      <style:table-column-properties style:column-width="4.9847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Heading_20_3">
      <style:paragraph-properties fo:margin-top="0in" fo:margin-bottom="0.0972in" style:contextual-spacing="false" fo:line-height="115%"/>
      <style:text-properties officeooo:paragraph-rsid="00007291"/>
    </style:style>
    <style:style style:name="P9" style:family="paragraph" style:parent-style-name="Text_20_body" style:list-style-name="L8">
      <style:text-properties officeooo:paragraph-rsid="00007291"/>
    </style:style>
    <style:style style:name="P10" style:family="paragraph" style:parent-style-name="Text_20_body" style:list-style-name="L9">
      <style:text-properties officeooo:paragraph-rsid="00007291"/>
    </style:style>
    <style:style style:name="P11" style:family="paragraph" style:parent-style-name="Text_20_body" style:list-style-name="L10">
      <style:text-properties officeooo:paragraph-rsid="00007291"/>
    </style:style>
    <style:style style:name="P12" style:family="paragraph" style:parent-style-name="Text_20_body" style:list-style-name="L11">
      <style:text-properties officeooo:paragraph-rsid="00007291"/>
    </style:style>
    <style:style style:name="P13" style:family="paragraph" style:parent-style-name="Text_20_body" style:list-style-name="L12">
      <style:text-properties officeooo:paragraph-rsid="00007291"/>
    </style:style>
    <style:style style:name="P14" style:family="paragraph" style:parent-style-name="Text_20_body" style:list-style-name="L13">
      <style:text-properties officeooo:paragraph-rsid="00007291"/>
    </style:style>
    <style:style style:name="P15" style:family="paragraph" style:parent-style-name="Text_20_body" style:list-style-name="L14">
      <style:text-properties officeooo:paragraph-rsid="00007291"/>
    </style:style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T1" style:family="text">
      <style:text-properties officeooo:rsid="00007291"/>
    </style:style>
    <style:style style:name="T2" style:family="text">
      <style:text-properties officeooo:rsid="001532d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[Game Title: Insert Name Here]</text:span></text:p>
      <text:p text:style-name="Horizontal_20_Line"/>
      <text:h text:style-name="Heading_20_2" text:outline-level="2">1. Components</text:h>
      <text:p text:style-name="Text_20_body"><text:span text:style-name="Strong_20_Emphasis">White Cards</text:span> (79 cards)</text:p>
      <text:list text:style-name="L1">
        <text:list-item>
          <text:p text:style-name="P1"><text:span text:style-name="Strong_20_Emphasis">Numbered </text:span><text:span text:style-name="Strong_20_Emphasis"><text:span text:style-name="T1">with value</text:span></text:span> 1–79</text:p>
        </text:list-item>
        <text:list-item>
          <text:p text:style-name="P1"><text:span text:style-name="Strong_20_Emphasis">Point</text:span><text:span text:style-name="Strong_20_Emphasis"><text:span text:style-name="T1">s</text:span></text:span> = tens digit (e.g., 1–9 → 0 pts; 10–19 → 1 pt; 20–29 → 2 pts; …)</text:p>
        </text:list-item>
        <text:list-item>
          <text:p text:style-name="P1"><text:span text:style-name="Strong_20_Emphasis">Round Rule Icon</text:span>: Determines which resolution rule applies</text:p>
        </text:list-item>
        <text:list-item>
          <text:p text:style-name="P1"><text:span text:style-name="Strong_20_Emphasis">Optional Symbol</text:span>: Used for end-game set scoring</text:p>
        </text:list-item>
        <text:list-item>
          <text:p text:style-name="P1"><text:span text:style-name="Strong_20_Emphasis">Optional </text:span><text:span text:style-name="Strong_20_Emphasis"><text:span text:style-name="T1">black cards to draw</text:span></text:span>: <text:span text:style-name="T1">G</text:span>ain draws when scored</text:p>
        </text:list-item>
      </text:list>
      <text:p text:style-name="Text_20_body"><text:span text:style-name="Strong_20_Emphasis">Black Cards</text:span> (36 cards)</text:p>
      <text:list text:style-name="L2">
        <text:list-item>
          <text:p text:style-name="P2"><text:span text:style-name="Strong_20_Emphasis">Hold Cards</text:span>: <text:span text:style-name="T1">Can be k</text:span>ept until end; grant bonus points &amp; symbols</text:p>
        </text:list-item>
        <text:list-item>
          <text:p text:style-name="P2"><text:span text:style-name="Strong_20_Emphasis">Play Cards</text:span>: Attach face‑down to any white card to modify its value/effects</text:p>
        </text:list-item>
      </text:list>
      <text:p text:style-name="Text_20_body"><text:span text:style-name="Strong_20_Emphasis">Reference Cards</text:span> (5 cards)</text:p>
      <text:list text:style-name="L3">
        <text:list-item>
          <text:p text:style-name="P3">Show icon definitions and symbol‑set scoring table</text:p>
        </text:list-item>
      </text:list>
      <text:p text:style-name="Text_20_body"><text:span text:style-name="Strong_20_Emphasis">End‑of‑Game Card</text:span></text:p>
      <text:list text:style-name="L4">
        <text:list-item>
          <text:p text:style-name="P4"><text:span text:style-name="Strong_20_Emphasis">Numbered </text:span><text:span text:style-name="Strong_20_Emphasis"><text:span text:style-name="T1">with value </text:span></text:span><text:span text:style-name="Strong_20_Emphasis">80</text:span>: When revealed in the center, triggers final round</text:p>
        </text:list-item>
        <text:list-item>
          <text:p text:style-name="P4">Cannot be drafted or played</text:p>
        </text:list-item>
      </text:list>
      <text:p text:style-name="Text_20_body"><text:span text:style-name="Strong_20_Emphasis">Rulebook</text:span></text:p>
      <text:list text:style-name="L5">
        <text:list-item>
          <text:p text:style-name="P5">This document</text:p>
        </text:list-item>
      </text:list>
      <text:p text:style-name="Horizontal_20_Line"/>
      <text:h text:style-name="Heading_20_2" text:outline-level="2">2. Objective 🎯</text:h>
      <text:p text:style-name="Text_20_body">Accumulate the highest total score by:</text:p>
      <text:list text:style-name="L6">
        <text:list-item>
          <text:p text:style-name="P6"><text:span text:style-name="Strong_20_Emphasis">White Cards</text:span> you score each round (tens‑digit points)</text:p>
        </text:list-item>
        <text:list-item>
          <text:p text:style-name="P6"><text:span text:style-name="Strong_20_Emphasis">Symbol Sets</text:span> from your scored whites &amp; black Hold cards</text:p>
        </text:list-item>
        <text:list-item>
          <text:p text:style-name="P6"><text:span text:style-name="Strong_20_Emphasis">Black Hold Bonuses</text:span> printed on Hold cards</text:p>
        </text:list-item>
      </text:list>
      <text:p text:style-name="Text_20_body">The player with the most points wins!</text:p>
      <text:p text:style-name="Horizontal_20_Line"/>
      <text:h text:style-name="Heading_20_2" text:outline-level="2">3. Setup</text:h>
      <text:list text:style-name="L7">
        <text:list-item>
          <text:p text:style-name="P7"><text:span text:style-name="Strong_20_Emphasis">Prepare the White Deck</text:span></text:p>
          <text:list>
            <text:list-item>
              <text:p text:style-name="P7">Remove the End‑of‑Game (80) card.</text:p>
            </text:list-item>
            <text:list-item>
              <text:p text:style-name="P7"><text:soft-page-break/>Shuffle the remaining 79 white cards.</text:p>
            </text:list-item>
            <text:list-item>
              <text:p text:style-name="P7">Insert the 80‑card at the position indicated for your player count (printed on the card).</text:p>
            </text:list-item>
          </text:list>
        </text:list-item>
        <text:list-item>
          <text:p text:style-name="P7"><text:span text:style-name="Strong_20_Emphasis">Deal White Cards</text:span></text:p>
          <text:list>
            <text:list-item>
              <text:p text:style-name="P7">Each player draws <text:span text:style-name="Strong_20_Emphasis">3 white cards</text:span> into their hand.</text:p>
            </text:list-item>
            <text:list-item>
              <text:p text:style-name="P7">Reveal <text:span text:style-name="Strong_20_Emphasis">(players + 1)</text:span> white cards face‑up in the center.</text:p>
            </text:list-item>
          </text:list>
        </text:list-item>
        <text:list-item>
          <text:p text:style-name="P7"><text:span text:style-name="Strong_20_Emphasis"><text:span text:style-name="T1">Deal </text:span></text:span><text:span text:style-name="Strong_20_Emphasis">Black </text:span><text:span text:style-name="Strong_20_Emphasis"><text:span text:style-name="T1">Cards</text:span></text:span></text:p>
          <text:list>
            <text:list-item>
              <text:p text:style-name="P7">Shuffle all black cards.</text:p>
            </text:list-item>
            <text:list-item>
              <text:p text:style-name="P7">Deal <text:span text:style-name="Strong_20_Emphasis">2 black cards</text:span> to each player.</text:p>
            </text:list-item>
          </text:list>
        </text:list-item>
        <text:list-item>
          <text:p text:style-name="P7"><text:span text:style-name="Strong_20_Emphasis">Place Reference Cards</text:span></text:p>
          <text:list>
            <text:list-item>
              <text:p text:style-name="P7">Within reach of all players.</text:p>
            </text:list-item>
          </text:list>
        </text:list-item>
        <text:list-item>
          <text:p text:style-name="P7"><text:span text:style-name="Strong_20_Emphasis">Select First Player</text:span></text:p>
          <text:list>
            <text:list-item>
              <text:p text:style-name="P7">Any method (e.g., youngest, random).</text:p>
            </text:list-item>
          </text:list>
        </text:list-item>
      </text:list>
      <text:p text:style-name="Horizontal_20_Line"/>
      <text:h text:style-name="Heading_20_2" text:outline-level="2">4. Round Sequence 🔄</text:h>
      <text:p text:style-name="Text_20_body">Each round follows these <text:span text:style-name="Strong_20_Emphasis">7 steps</text:span>. The active rule (see Section 7) is determined by the icon on the one white card left in the center after drafting.</text:p>
      <text:h text:style-name="P8" text:outline-level="3">1. <text:span text:style-name="Strong_20_Emphasis">Draw Phase</text:span></text:h>
      <text:list text:style-name="L8">
        <text:list-item>
          <text:p text:style-name="P9">In turn order (starting with the first player), each player <text:span text:style-name="T2">must </text:span>draft <text:span text:style-name="Strong_20_Emphasis">1 white card</text:span> from the center into their hand.</text:p>
        </text:list-item>
      </text:list>
      <text:h text:style-name="P8" text:outline-level="3" text:is-list-header="true">2. <text:span text:style-name="Strong_20_Emphasis">Selection Phase</text:span></text:h>
      <text:list text:style-name="L9">
        <text:list-item>
          <text:p text:style-name="P10">All players secretly choose <text:span text:style-name="Strong_20_Emphasis">1 white card</text:span> from their hand and place it face-down. White cards not selected remain in <text:span text:style-name="T1">their</text:span> hand for future rounds. </text:p>
        </text:list-item>
      </text:list>
      <text:h text:style-name="P8" text:outline-level="3" text:is-list-header="true">3. <text:span text:style-name="Strong_20_Emphasis">Black Card Play Phase</text:span></text:h>
      <text:list text:style-name="L10">
        <text:list-item>
          <text:p text:style-name="P11">In no particular order, players may play <text:span text:style-name="Strong_20_Emphasis">any number of Play black cards</text:span> onto <text:span text:style-name="Strong_20_Emphasis">any</text:span> <text:span text:style-name="T3">face-down white card</text:span> (including their own). Multiple Play cards may be attached to the same white card. </text:p>
          <text:list>
            <text:list-item>
              <text:p text:style-name="P11">Once placed, these black cards are locked in and cannot be moved or removed.</text:p>
            </text:list-item>
          </text:list>
        </text:list-item>
      </text:list>
      <text:h text:style-name="P8" text:outline-level="3" text:is-list-header="true">4. <text:span text:style-name="Strong_20_Emphasis">Reveal Phase</text:span></text:h>
      <text:list text:style-name="L11">
        <text:list-item>
          <text:p text:style-name="P12">All players simultaneously flip over their selected white cards <text:span text:style-name="Strong_20_Emphasis">and</text:span> any attached black Play cards.</text:p>
        </text:list-item>
      </text:list>
      <text:h text:style-name="P8" text:outline-level="3" text:is-list-header="true"><text:soft-page-break/>5. <text:span text:style-name="Strong_20_Emphasis">Resolution Phase</text:span></text:h>
      <text:list text:style-name="L12">
        <text:list-item>
          <text:p text:style-name="P13">Apply the round rule based on the <text:span text:style-name="Strong_20_Emphasis">icon on the center card left after drawing</text:span> to determine which white cards are discarded.</text:p>
          <text:list>
            <text:list-item>
              <text:p text:style-name="P13"><text:span text:style-name="Strong_20_Emphasis">Ties</text:span>: Cards with the same effective value are treated as a group and discarded together if they match the rule’s condition.</text:p>
            </text:list-item>
            <text:list-item>
              <text:p text:style-name="P13"><text:span text:style-name="Strong_20_Emphasis">Scored white cards</text:span> stay face-up in front of the player.</text:p>
            </text:list-item>
            <text:list-item>
              <text:p text:style-name="P13"><text:span text:style-name="Strong_20_Emphasis">Discarded white cards</text:span> go to the discard pile and do <text:span text:style-name="Strong_20_Emphasis">not</text:span> score points.</text:p>
            </text:list-item>
          </text:list>
        </text:list-item>
        <text:list-item>
          <text:p text:style-name="P13"><text:span text:style-name="Strong_20_Emphasis">Black Card Draws:</text:span></text:p>
          <text:list>
            <text:list-item>
              <text:p text:style-name="P13">If a scored white card had a <text:span text:style-name="Strong_20_Emphasis">“draw X black cards”</text:span> instruction → Draw that many black cards.</text:p>
            </text:list-item>
            <text:list-item>
              <text:p text:style-name="P13">If a discarded white card had <text:span text:style-name="Strong_20_Emphasis">X Play cards</text:span> attached → Draw X black cards.</text:p>
            </text:list-item>
          </text:list>
        </text:list-item>
        <text:list-item>
          <text:p text:style-name="P13"><text:span text:style-name="Strong_20_Emphasis">Hand Limit</text:span>: Players may not hold more than <text:span text:style-name="Strong_20_Emphasis">3 black cards</text:span> after any draws. Discard down to 3 immediately if over.</text:p>
        </text:list-item>
      </text:list>
      <text:h text:style-name="P8" text:outline-level="3" text:is-list-header="true">6. <text:span text:style-name="Strong_20_Emphasis">Center Cleanup</text:span></text:h>
      <text:list text:style-name="L13">
        <text:list-item>
          <text:p text:style-name="P14">Discard the <text:span text:style-name="Strong_20_Emphasis">one remaining</text:span> unchosen white card in the center.</text:p>
        </text:list-item>
        <text:list-item>
          <text:p text:style-name="P14">Refill the center display to <text:span text:style-name="Strong_20_Emphasis">(players + 1)</text:span> cards from the white deck. If the 80-card is revealed when refilling the center display, It may not be drawn, but it signals th<text:span text:style-name="T2">at the next round will be the last one</text:span>. </text:p>
        </text:list-item>
      </text:list>
      <text:h text:style-name="P8" text:outline-level="3" text:is-list-header="true">7. <text:span text:style-name="Strong_20_Emphasis">First Player Pass</text:span></text:h>
      <text:list text:style-name="L14">
        <text:list-item>
          <text:p text:style-name="P15">Pass the first player marker <text:span text:style-name="Strong_20_Emphasis">clockwise</text:span>.</text:p>
        </text:list-item>
        <text:list-item>
          <text:p text:style-name="P15">Begin the next round from Step 1.</text:p>
        </text:list-item>
      </text:list>
      <text:h text:style-name="Heading_20_2" text:outline-level="2">5. End of Game 🏁</text:h>
      <text:list text:style-name="L15">
        <text:list-item>
          <text:p text:style-name="P16">The round in which the <text:span text:style-name="Strong_20_Emphasis">80‑card</text:span> appears in the center is the <text:span text:style-name="Strong_20_Emphasis">final round</text:span>.</text:p>
        </text:list-item>
        <text:list-item>
          <text:p text:style-name="P16">The 80‑card stays in place and cannot be drafted.</text:p>
        </text:list-item>
        <text:list-item>
          <text:p text:style-name="P16">After resolving that round, proceed to <text:span text:style-name="Strong_20_Emphasis">Final Scoring</text:span>.</text:p>
        </text:list-item>
      </text:list>
      <text:p text:style-name="Horizontal_20_Line"/>
      <text:h text:style-name="Heading_20_2" text:outline-level="2">6. Scoring 💰</text:h>
      <text:list text:style-name="L16">
        <text:list-item>
          <text:p text:style-name="P17"><text:span text:style-name="Strong_20_Emphasis">White Card Points</text:span></text:p>
          <text:list>
            <text:list-item>
              <text:p text:style-name="P17">Sum of tens‑digit values on all <text:span text:style-name="T1">scored</text:span> white cards.</text:p>
            </text:list-item>
          </text:list>
        </text:list-item>
        <text:list-item>
          <text:p text:style-name="P17"><text:span text:style-name="Strong_20_Emphasis">Black Hold Bonuses</text:span></text:p>
          <text:list>
            <text:list-item>
              <text:p text:style-name="P17">Sum of bonus points on your Hold black cards plus any symbols they provide.</text:p>
            </text:list-item>
          </text:list>
        </text:list-item>
        <text:list-item>
          <text:p text:style-name="P17"><text:span text:style-name="Strong_20_Emphasis">Symbol Sets</text:span></text:p>
          <text:list>
            <text:list-item>
              <text:p text:style-name="P17"><text:soft-page-break/>Combine symbols from your scored white and black Hold cards.</text:p>
            </text:list-item>
            <text:list-item>
              <text:p text:style-name="P17">Score per set of identical symbols:</text:p>
              <text:list>
                <text:list-item>
                  <text:p text:style-name="P17">2 → 2 pts</text:p>
                </text:list-item>
                <text:list-item>
                  <text:p text:style-name="P17">3 → 5 pts</text:p>
                </text:list-item>
                <text:list-item>
                  <text:p text:style-name="P17">4 → 9 pts</text:p>
                </text:list-item>
                <text:list-item>
                  <text:p text:style-name="P17">5 → 15 pts</text:p>
                </text:list-item>
              </text:list>
            </text:list-item>
            <text:list-item>
              <text:p text:style-name="P17">★ <text:span text:style-name="Strong_20_Emphasis">Star symbols</text:span> are wild (each substitutes one missing symbol in a set).</text:p>
            </text:list-item>
          </text:list>
        </text:list-item>
      </text:list>
      <text:p text:style-name="Text_20_body"><text:span text:style-name="Strong_20_Emphasis">Final Score</text:span> = White Points + Black Hold Bonuses + Symbol Set Points</text:p>
      <text:p text:style-name="Text_20_body"><text:span text:style-name="Strong_20_Emphasis">Tiebreakers</text:span></text:p>
      <text:list text:style-name="L17">
        <text:list-item>
          <text:p text:style-name="P18">Most scored white cards wins.</text:p>
        </text:list-item>
        <text:list-item>
          <text:p text:style-name="P18">If still tied: share the victory!</text:p>
        </text:list-item>
      </text:list>
      <text:p text:style-name="Horizontal_20_Line"/>
      <text:h text:style-name="Heading_20_2" text:outline-level="2">7. Round Rules Reference 📜</text:h>
      <text:p text:style-name="Text_20_body">After all players draft in the Draw Phase, the <text:span text:style-name="Strong_20_Emphasis">remaining center card's icon</text:span> dictates which cards are discarded in Resolution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Icon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Effect</text:p>
          </table:table-cell>
        </table:table-row>
        <table:table-row>
          <table:table-cell table:style-name="Table2.A1" office:value-type="string">
            <text:p text:style-name="Table_20_Contents">↑</text:p>
          </table:table-cell>
          <table:table-cell table:style-name="Table2.A1" office:value-type="string">
            <text:p text:style-name="Table_20_Contents">Standard</text:p>
          </table:table-cell>
          <table:table-cell table:style-name="Table2.A1" office:value-type="string">
            <text:p text:style-name="Table_20_Contents">Discard the <text:span text:style-name="Strong_20_Emphasis">single highest</text:span> revealed card (including center).</text:p>
          </table:table-cell>
        </table:table-row>
        <table:table-row>
          <table:table-cell table:style-name="Table2.A1" office:value-type="string">
            <text:p text:style-name="Table_20_Contents">↑↑</text:p>
          </table:table-cell>
          <table:table-cell table:style-name="Table2.A1" office:value-type="string">
            <text:p text:style-name="Table_20_Contents">Double Up</text:p>
          </table:table-cell>
          <table:table-cell table:style-name="Table2.A1" office:value-type="string">
            <text:p text:style-name="Table_20_Contents">Discard the <text:span text:style-name="Strong_20_Emphasis">two highest</text:span> revealed cards (including center).</text:p>
          </table:table-cell>
        </table:table-row>
        <table:table-row>
          <table:table-cell table:style-name="Table2.A1" office:value-type="string">
            <text:p text:style-name="Table_20_Contents">↑↓</text:p>
          </table:table-cell>
          <table:table-cell table:style-name="Table2.A1" office:value-type="string">
            <text:p text:style-name="Table_20_Contents">High &amp; Low</text:p>
          </table:table-cell>
          <table:table-cell table:style-name="Table2.A1" office:value-type="string">
            <text:p text:style-name="Table_20_Contents">Discard both the <text:span text:style-name="Strong_20_Emphasis">highest</text:span> and <text:span text:style-name="Strong_20_Emphasis">lowest</text:span> revealed cards (including center).</text:p>
          </table:table-cell>
        </table:table-row>
        <table:table-row>
          <table:table-cell table:style-name="Table2.A1" office:value-type="string">
            <text:p text:style-name="Table_20_Contents">[Symbol] ↑</text:p>
          </table:table-cell>
          <table:table-cell table:style-name="Table2.A1" office:value-type="string">
            <text:p text:style-name="Table_20_Contents">Symbolic Up</text:p>
          </table:table-cell>
          <table:table-cell table:style-name="Table2.A1" office:value-type="string">
            <text:p text:style-name="Table_20_Contents">Count total matching symbols among revealed + center; discard that many <text:span text:style-name="Strong_20_Emphasis">highest</text:span> cards.</text:p>
          </table:table-cell>
        </table:table-row>
        <table:table-row>
          <table:table-cell table:style-name="Table2.A1" office:value-type="string">
            <text:p text:style-name="Table_20_Contents">≥80</text:p>
          </table:table-cell>
          <table:table-cell table:style-name="Table2.A1" office:value-type="string">
            <text:p text:style-name="Table_20_Contents">Safe Zone</text:p>
          </table:table-cell>
          <table:table-cell table:style-name="Table2.A1" office:value-type="string">
            <text:p text:style-name="Table_20_Contents">Discard the highest card <text:span text:style-name="Strong_20_Emphasis">≥80</text:span>;</text:p>
          </table:table-cell>
        </table:table-row>
      </table:table>
      <text:p text:style-name="Text_20_body"><text:span text:style-name="Emphasis">(See Reference Cards for icon art.)</text:span></text:p>
      <text:p text:style-name="Horizontal_20_Line"/>
      <text:h text:style-name="Heading_20_2" text:outline-level="2">8. FAQs &amp; Clarifications ❓</text:h>
      <text:p text:style-name="Text_20_body"><text:span text:style-name="Strong_20_Emphasis">Q1: What if the Black deck runs out?</text:span><text:line-break/>A: Shuffle the black discard pile to form a new deck.</text:p>
      <text:p text:style-name="Text_20_body"><text:span text:style-name="Strong_20_Emphasis">Q2: Can I exceed 3 black cards?</text:span><text:line-break/>A: No—always discard down to 3 immediately after any draw.</text:p>
      <text:p text:style-name="Text_20_body"><text:span text:style-name="Strong_20_Emphasis">Q3: Can I play on my own card?</text:span><text:line-break/>A: Yes! You may attach Play cards to your own white cards.</text:p>
      <text:p text:style-name="Text_20_body"><text:span text:style-name="Strong_20_Emphasis">Q4: How do ties work in discards?</text:span><text:line-break/>A: Tied cards share the same value; if the rule targets that value, all tied cards are discarded.</text:p>
      <text:p text:style-name="Horizontal_20_Line"><text:span text:style-name="Strong_20_Emphasis"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17:58:42.442100800</meta:creation-date>
    <dc:date>2025-06-15T19:39:35.984763300</dc:date>
    <meta:editing-duration>PT1H30M41S</meta:editing-duration>
    <meta:editing-cycles>3</meta:editing-cycles>
    <meta:generator>LibreOffice/25.2.4.3$Windows_X86_64 LibreOffice_project/33e196637044ead23f5c3226cde09b47731f7e27</meta:generator>
    <meta:document-statistic meta:table-count="1" meta:image-count="0" meta:object-count="0" meta:page-count="5" meta:paragraph-count="112" meta:word-count="979" meta:character-count="5109" meta:non-whitespace-character-count="4306"/>
  </office:meta>
</office:document-meta>
</file>